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92cm"/>
    </style:style>
    <style:style style:name="co2" style:family="table-column">
      <style:table-column-properties fo:break-before="auto" style:column-width="5.526cm"/>
    </style:style>
    <style:style style:name="co3" style:family="table-column">
      <style:table-column-properties fo:break-before="auto" style:column-width="3.972cm"/>
    </style:style>
    <style:style style:name="co4" style:family="table-column">
      <style:table-column-properties fo:break-before="auto" style:column-width="16.21cm"/>
    </style:style>
    <style:style style:name="co5" style:family="table-column">
      <style:table-column-properties fo:break-before="auto" style:column-width="7.385cm"/>
    </style:style>
    <style:style style:name="co6" style:family="table-column">
      <style:table-column-properties fo:break-before="auto" style:column-width="6.941cm"/>
    </style:style>
    <style:style style:name="co7" style:family="table-column">
      <style:table-column-properties fo:break-before="auto" style:column-width="1.753cm"/>
    </style:style>
    <style:style style:name="co8" style:family="table-column">
      <style:table-column-properties fo:break-before="auto" style:column-width="2.364cm"/>
    </style:style>
    <style:style style:name="co9" style:family="table-column">
      <style:table-column-properties fo:break-before="auto" style:column-width="2.196cm"/>
    </style:style>
    <style:style style:name="co10" style:family="table-column">
      <style:table-column-properties fo:break-before="auto" style:column-width="2.806cm"/>
    </style:style>
    <style:style style:name="co11" style:family="table-column">
      <style:table-column-properties fo:break-before="auto" style:column-width="2.141cm"/>
    </style:style>
    <style:style style:name="co12" style:family="table-column">
      <style:table-column-properties fo:break-before="auto" style:column-width="6.442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5f_BuiltIn_5f_Good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4" style:family="table-cell" style:parent-style-name="Default" style:data-style-name="N3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4"/>
        <table:table-column table:style-name="co11" table:default-cell-style-name="ce2"/>
        <table:table-column table:style-name="co12" table:default-cell-style-name="ce2"/>
        <table:table-row table:style-name="ro1">
          <table:table-cell table:style-name="ce1" office:value-type="string">
            <text:p>Bug ID</text:p>
          </table:table-cell>
          <table:table-cell table:style-name="ce1" office:value-type="string">
            <text:p>Bug Description</text:p>
          </table:table-cell>
          <table:table-cell table:style-name="ce1" office:value-type="string">
            <text:p>Module</text:p>
          </table:table-cell>
          <table:table-cell table:style-name="ce1" office:value-type="string">
            <text:p>Steps to Reproduce</text:p>
          </table:table-cell>
          <table:table-cell table:style-name="ce1" office:value-type="string">
            <text:p>Expected Result</text:p>
          </table:table-cell>
          <table:table-cell table:style-name="ce1" office:value-type="string">
            <text:p>Actual Result</text:p>
          </table:table-cell>
          <table:table-cell table:style-name="ce1" office:value-type="string">
            <text:p>Severity</text:p>
          </table:table-cell>
          <table:table-cell table:style-name="ce1" office:value-type="string">
            <text:p>Priority</text:p>
          </table:table-cell>
          <table:table-cell table:style-name="ce1" office:value-type="string">
            <text:p>Assigned To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Date Reported</text:p>
          </table:table-cell>
          <table:table-cell table:style-name="ce1" office:value-type="string">
            <text:p>Date Fixed</text:p>
          </table:table-cell>
          <table:table-cell table:style-name="ce1" office:value-type="string">
            <text:p>Comments</text:p>
          </table:table-cell>
        </table:table-row>
        <table:table-row table:style-name="ro1">
          <table:table-cell office:value-type="string">
            <text:p>B001</text:p>
          </table:table-cell>
          <table:table-cell office:value-type="string">
            <text:p>Login Button Unresponsive</text:p>
          </table:table-cell>
          <table:table-cell office:value-type="string">
            <text:p>Login/Authentication</text:p>
          </table:table-cell>
          <table:table-cell office:value-type="string">
            <text:p>1. Open app | 2. Enter Valid username and password | 3. Tap on "Login" button</text:p>
          </table:table-cell>
          <table:table-cell office:value-type="string">
            <text:p>User should be logged in successfully</text:p>
          </table:table-cell>
          <table:table-cell office:value-type="string">
            <text:p>Button does not respond</text:p>
          </table:table-cell>
          <table:table-cell table:number-columns-repeated="2" office:value-type="string">
            <text:p>High</text:p>
          </table:table-cell>
          <table:table-cell office:value-type="string">
            <text:p>Dev Team A</text:p>
          </table:table-cell>
          <table:table-cell office:value-type="string">
            <text:p>Open</text:p>
          </table:table-cell>
          <table:table-cell office:value-type="date" office:date-value="2024-11-13">
            <text:p>13/11/2024</text:p>
          </table:table-cell>
          <table:table-cell/>
          <table:table-cell office:value-type="string">
            <text:p>Known issue; impacts all users.</text:p>
          </table:table-cell>
        </table:table-row>
        <table:table-row table:style-name="ro2">
          <table:table-cell office:value-type="string">
            <text:p>B002</text:p>
          </table:table-cell>
          <table:table-cell office:value-type="string">
            <text:p>Error in fund transfer amount</text:p>
          </table:table-cell>
          <table:table-cell table:style-name="ce3" office:value-type="string">
            <text:p>Fund Transfer</text:p>
          </table:table-cell>
          <table:table-cell office:value-type="string">
            <text:p>1. Login | 2. Go to Fund Transfern| 3. Enter amount exceeding balance </text:p>
          </table:table-cell>
          <table:table-cell office:value-type="string">
            <text:p>Show insufficient funds message</text:p>
          </table:table-cell>
          <table:table-cell office:value-type="string">
            <text:p>Allows input, then shows generic error</text:p>
          </table:table-cell>
          <table:table-cell office:value-type="string">
            <text:p>Critical</text:p>
          </table:table-cell>
          <table:table-cell office:value-type="string">
            <text:p>High</text:p>
          </table:table-cell>
          <table:table-cell office:value-type="string">
            <text:p>Dev Team B</text:p>
          </table:table-cell>
          <table:table-cell office:value-type="string">
            <text:p>In Progress</text:p>
          </table:table-cell>
          <table:table-cell office:value-type="date" office:date-value="2024-11-13">
            <text:p>13/11/2024</text:p>
          </table:table-cell>
          <table:table-cell/>
          <table:table-cell office:value-type="string">
            <text:p>Validation needs improvement.</text:p>
          </table:table-cell>
        </table:table-row>
        <table:table-row table:style-name="ro1">
          <table:table-cell office:value-type="string">
            <text:p>B003</text:p>
          </table:table-cell>
          <table:table-cell office:value-type="string">
            <text:p>Logout redirects to home page</text:p>
          </table:table-cell>
          <table:table-cell office:value-type="string">
            <text:p>Logout</text:p>
          </table:table-cell>
          <table:table-cell office:value-type="string">
            <text:p>1. Login | 2. Click on "Logout"</text:p>
          </table:table-cell>
          <table:table-cell office:value-type="string">
            <text:p>User should be logged out to login screen</text:p>
          </table:table-cell>
          <table:table-cell office:value-type="string">
            <text:p>Redirects to app homepage</text:p>
          </table:table-cell>
          <table:table-cell table:number-columns-repeated="2" office:value-type="string">
            <text:p>Medium</text:p>
          </table:table-cell>
          <table:table-cell office:value-type="string">
            <text:p>Dev Team A</text:p>
          </table:table-cell>
          <table:table-cell office:value-type="string">
            <text:p>Assigned</text:p>
          </table:table-cell>
          <table:table-cell office:value-type="date" office:date-value="2024-11-12">
            <text:p>12/11/2024</text:p>
          </table:table-cell>
          <table:table-cell/>
          <table:table-cell office:value-type="string">
            <text:p>Confusing for users, minor impact.</text:p>
          </table:table-cell>
        </table:table-row>
        <table:table-row table:style-name="ro1">
          <table:table-cell office:value-type="string">
            <text:p>B004</text:p>
          </table:table-cell>
          <table:table-cell office:value-type="string">
            <text:p>App crash on adding payee</text:p>
          </table:table-cell>
          <table:table-cell office:value-type="string">
            <text:p>Add New Payee</text:p>
          </table:table-cell>
          <table:table-cell office:value-type="string">
            <text:p>1. Login | 2. Go to "Add New Payee" | 3. Enter valid payee details | 4. Submit</text:p>
          </table:table-cell>
          <table:table-cell office:value-type="string">
            <text:p>Payee should be added successfully</text:p>
          </table:table-cell>
          <table:table-cell office:value-type="string">
            <text:p>App crashes</text:p>
          </table:table-cell>
          <table:table-cell table:number-columns-repeated="2" office:value-type="string">
            <text:p>High</text:p>
          </table:table-cell>
          <table:table-cell office:value-type="string">
            <text:p>Dev Team C</text:p>
          </table:table-cell>
          <table:table-cell office:value-type="string">
            <text:p>Open</text:p>
          </table:table-cell>
          <table:table-cell office:value-type="date" office:date-value="2024-11-10">
            <text:p>10/11/2024</text:p>
          </table:table-cell>
          <table:table-cell/>
          <table:table-cell office:value-type="string">
            <text:p>Issue identified, awaiting fix.</text:p>
          </table:table-cell>
        </table:table-row>
        <table:table-row table:style-name="ro1">
          <table:table-cell office:value-type="string">
            <text:p>B005</text:p>
          </table:table-cell>
          <table:table-cell office:value-type="string">
            <text:p>Incorrect date format</text:p>
          </table:table-cell>
          <table:table-cell office:value-type="string">
            <text:p>Transaction History</text:p>
          </table:table-cell>
          <table:table-cell office:value-type="string">
            <text:p>1. Login | 2. Go to Transaction History | 3. View transaction date</text:p>
          </table:table-cell>
          <table:table-cell office:value-type="string">
            <text:p>Date format should be DD/MM/YYYY</text:p>
          </table:table-cell>
          <table:table-cell office:value-type="string">
            <text:p>Displayed as MM-DD-YYYY</text:p>
          </table:table-cell>
          <table:table-cell table:number-columns-repeated="2" office:value-type="string">
            <text:p>Low</text:p>
          </table:table-cell>
          <table:table-cell office:value-type="string">
            <text:p>Dev Team A</text:p>
          </table:table-cell>
          <table:table-cell office:value-type="string">
            <text:p>Fixed</text:p>
          </table:table-cell>
          <table:table-cell office:value-type="date" office:date-value="2024-11-05">
            <text:p>05/11/2024</text:p>
          </table:table-cell>
          <table:table-cell/>
          <table:table-cell office:value-type="string">
            <text:p>Fixed in latest update.</text:p>
          </table:table-cell>
        </table:table-row>
        <table:table-row table:style-name="ro1">
          <table:table-cell office:value-type="string">
            <text:p>B006</text:p>
          </table:table-cell>
          <table:table-cell office:value-type="string">
            <text:p>Notification misalignment</text:p>
          </table:table-cell>
          <table:table-cell office:value-type="string">
            <text:p>Notifications</text:p>
          </table:table-cell>
          <table:table-cell office:value-type="string">
            <text:p>1. Login | 2. Go to "Notifications" | 3. Check notification alignment</text:p>
          </table:table-cell>
          <table:table-cell office:value-type="string">
            <text:p>Notifications should be aligned properly</text:p>
          </table:table-cell>
          <table:table-cell office:value-type="string">
            <text:p>Notifications misaligned</text:p>
          </table:table-cell>
          <table:table-cell table:number-columns-repeated="2" office:value-type="string">
            <text:p>Low</text:p>
          </table:table-cell>
          <table:table-cell office:value-type="string">
            <text:p>Dev Team B</text:p>
          </table:table-cell>
          <table:table-cell office:value-type="string">
            <text:p>Open</text:p>
          </table:table-cell>
          <table:table-cell office:value-type="date" office:date-value="2024-11-10">
            <text:p>10/11/2024</text:p>
          </table:table-cell>
          <table:table-cell/>
          <table:table-cell office:value-type="string">
            <text:p>UI issue, doesn’t impact function.</text:p>
          </table:table-cell>
        </table:table-row>
        <table:table-row table:style-name="ro1">
          <table:table-cell office:value-type="string">
            <text:p>B007</text:p>
          </table:table-cell>
          <table:table-cell office:value-type="string">
            <text:p>Slow loading on transactions</text:p>
          </table:table-cell>
          <table:table-cell office:value-type="string">
            <text:p>Transaction History</text:p>
          </table:table-cell>
          <table:table-cell office:value-type="string">
            <text:p>1. Login | 2. Go to Transaction History | 3. Load transactions for past month</text:p>
          </table:table-cell>
          <table:table-cell office:value-type="string">
            <text:p>Transactions should load in &lt; 3 sec</text:p>
          </table:table-cell>
          <table:table-cell office:value-type="string">
            <text:p>Takes 8-10 seconds to load</text:p>
          </table:table-cell>
          <table:table-cell table:number-columns-repeated="2" office:value-type="string">
            <text:p>Medium</text:p>
          </table:table-cell>
          <table:table-cell office:value-type="string">
            <text:p>Dev Team C</text:p>
          </table:table-cell>
          <table:table-cell office:value-type="string">
            <text:p>In Progress</text:p>
          </table:table-cell>
          <table:table-cell office:value-type="date" office:date-value="2024-11-08">
            <text:p>08/11/2024</text:p>
          </table:table-cell>
          <table:table-cell/>
          <table:table-cell office:value-type="string">
            <text:p>Affects usability for some users.</text:p>
          </table:table-cell>
        </table:table-row>
        <table:table-row table:style-name="ro1">
          <table:table-cell office:value-type="string">
            <text:p>B008</text:p>
          </table:table-cell>
          <table:table-cell office:value-type="string">
            <text:p>Double charge on payment</text:p>
          </table:table-cell>
          <table:table-cell office:value-type="string">
            <text:p>Payment</text:p>
          </table:table-cell>
          <table:table-cell office:value-type="string">
            <text:p>1. Login | 2. Make a payment | 3. Submit payment, screen freezes | 4. Payment charged twice</text:p>
          </table:table-cell>
          <table:table-cell office:value-type="string">
            <text:p>Payment should be charged once</text:p>
          </table:table-cell>
          <table:table-cell office:value-type="string">
            <text:p>User charged twice</text:p>
          </table:table-cell>
          <table:table-cell office:value-type="string">
            <text:p>Critical</text:p>
          </table:table-cell>
          <table:table-cell office:value-type="string">
            <text:p>Urgent</text:p>
          </table:table-cell>
          <table:table-cell office:value-type="string">
            <text:p>Dev Team D</text:p>
          </table:table-cell>
          <table:table-cell office:value-type="string">
            <text:p>Open</text:p>
          </table:table-cell>
          <table:table-cell office:value-type="date" office:date-value="2024-11-13">
            <text:p>13/11/2024</text:p>
          </table:table-cell>
          <table:table-cell/>
          <table:table-cell office:value-type="string">
            <text:p>Needs urgent fix; major impact.</text:p>
          </table:table-cell>
        </table:table-row>
        <table:table-row table:style-name="ro1">
          <table:table-cell office:value-type="string">
            <text:p>B009</text:p>
          </table:table-cell>
          <table:table-cell office:value-type="string">
            <text:p>Missing confirmation message</text:p>
          </table:table-cell>
          <table:table-cell office:value-type="string">
            <text:p>Fund Transfer</text:p>
          </table:table-cell>
          <table:table-cell office:value-type="string">
            <text:p>1. Login | 2. Go to Fund Transfer | 3. Enter transfer details | 4. Submit</text:p>
          </table:table-cell>
          <table:table-cell office:value-type="string">
            <text:p>Show success confirmation message</text:p>
          </table:table-cell>
          <table:table-cell office:value-type="string">
            <text:p>No confirmation message shown</text:p>
          </table:table-cell>
          <table:table-cell table:number-columns-repeated="2" office:value-type="string">
            <text:p>Medium</text:p>
          </table:table-cell>
          <table:table-cell office:value-type="string">
            <text:p>Dev Team B</text:p>
          </table:table-cell>
          <table:table-cell office:value-type="string">
            <text:p>Open</text:p>
          </table:table-cell>
          <table:table-cell office:value-type="date" office:date-value="2024-11-12">
            <text:p>12/11/2024</text:p>
          </table:table-cell>
          <table:table-cell/>
          <table:table-cell office:value-type="string">
            <text:p>Users confused if transfer succeeds.</text:p>
          </table:table-cell>
        </table:table-row>
        <table:table-row table:style-name="ro1">
          <table:table-cell office:value-type="string">
            <text:p>B010</text:p>
          </table:table-cell>
          <table:table-cell office:value-type="string">
            <text:p>Password reset not working</text:p>
          </table:table-cell>
          <table:table-cell office:value-type="string">
            <text:p>Account Settings</text:p>
          </table:table-cell>
          <table:table-cell office:value-type="string">
            <text:p>1. Go to "Forgot Password" | 2. Enter registered email | 3. Submit</text:p>
          </table:table-cell>
          <table:table-cell office:value-type="string">
            <text:p>Password reset email should be sent</text:p>
          </table:table-cell>
          <table:table-cell office:value-type="string">
            <text:p>No email sent</text:p>
          </table:table-cell>
          <table:table-cell table:number-columns-repeated="2" office:value-type="string">
            <text:p>High</text:p>
          </table:table-cell>
          <table:table-cell office:value-type="string">
            <text:p>Dev Team A</text:p>
          </table:table-cell>
          <table:table-cell office:value-type="string">
            <text:p>Open</text:p>
          </table:table-cell>
          <table:table-cell office:value-type="date" office:date-value="2024-11-09">
            <text:p>09/11/2024</text:p>
          </table:table-cell>
          <table:table-cell/>
          <table:table-cell office:value-type="string">
            <text:p>Affects user account recovery.</text:p>
          </table:table-cell>
        </table:table-row>
      </table:table>
      <table:table table:name="Sheet2" table:style-name="ta1" table:print="false">
        <table:table-column table:style-name="co1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₹ </number:text>
      <number:number number:decimal-places="0" number:min-integer-digits="1" number:grouping="true"/>
    </number:number-style>
    <number:number-style style:name="N106">
      <number:text>₹ 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₹ </number:text>
      <number:number number:decimal-places="0" number:min-integer-digits="1" number:grouping="true"/>
    </number:number-style>
    <number:number-style style:name="N107">
      <style:text-properties fo:color="#ff0000"/>
      <number:text>₹ 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₹ </number:text>
      <number:number number:decimal-places="2" number:min-integer-digits="1" number:grouping="true"/>
    </number:number-style>
    <number:number-style style:name="N108">
      <number:text>₹ 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₹ </number:text>
      <number:number number:decimal-places="2" number:min-integer-digits="1" number:grouping="true"/>
    </number:number-style>
    <number:number-style style:name="N109">
      <style:text-properties fo:color="#ff0000"/>
      <number:text>₹ 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 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₹ </number:text>
      <number:number number:decimal-places="0" number:min-integer-digits="1" number:grouping="true"/>
      <number:text> </number:text>
    </number:number-style>
    <number:number-style style:name="N115P1" style:volatile="true">
      <number:text> ₹ -</number:text>
      <number:number number:decimal-places="0" number:min-integer-digits="1" number:grouping="true"/>
      <number:text> </number:text>
    </number:number-style>
    <number:number-style style:name="N115P2" style:volatile="true">
      <number:text> ₹ 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₹ </number:text>
      <number:number number:decimal-places="2" number:min-integer-digits="1" number:grouping="true"/>
      <number:text> </number:text>
    </number:number-style>
    <number:number-style style:name="N117P1" style:volatile="true">
      <number:text> ₹ -</number:text>
      <number:number number:decimal-places="2" number:min-integer-digits="1" number:grouping="true"/>
      <number:text> </number:text>
    </number:number-style>
    <number:number-style style:name="N117P2" style:volatile="true">
      <number:text> ₹ 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13">13/11/2024</text:date>, <text:time>23:55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nt </meta:initial-creator>
    <meta:creation-date>2024-11-13T23:54:53.71</meta:creation-date>
    <dc:date>2024-11-13T23:55:26.22</dc:date>
    <dc:creator>Dnt </dc:creator>
    <meta:editing-duration>PT33S</meta:editing-duration>
    <meta:editing-cycles>1</meta:editing-cycles>
    <meta:document-statistic meta:table-count="3" meta:cell-count="133" meta:object-count="0"/>
    <meta:generator>OpenOffice/4.1.15$Win32 OpenOffice.org_project/4115m2$Build-9813</meta:generator>
  </office:meta>
</office:document-meta>
</file>